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80000035A81305C061411D6EC.png" manifest:media-type="image/png"/>
  <manifest:file-entry manifest:full-path="Pictures/10000000000002B7000004E0C366B0EC7790D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29fc2" officeooo:paragraph-rsid="00129fc2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29fc2" officeooo:paragraph-rsid="00129fc2"/>
    </style:style>
    <style:style style:name="P3" style:family="paragraph" style:parent-style-name="Standard">
      <style:paragraph-properties fo:break-before="page"/>
      <style:text-properties style:font-name="Liberation Sans" officeooo:rsid="001402cf" officeooo:paragraph-rsid="001402c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2">Lab 16</text:p>
      <text:p text:style-name="P1">Code:<draw:frame draw:style-name="fr1" draw:name="Image1" text:anchor-type="char" svg:y="0.089in" svg:width="5.2181in" svg:height="9.3701in" draw:z-index="0"><draw:image xlink:href="Pictures/10000000000002B7000004E0C366B0EC7790D394.png" xlink:type="simple" xlink:show="embed" xlink:actuate="onLoad" draw:mime-type="image/png"/></draw:frame></text:p>
      <text:p text:style-name="P1"/>
      <text:p text:style-name="P3"><draw:frame draw:style-name="fr1" draw:name="Image2" text:anchor-type="char" svg:y="0.4209in" svg:width="4.6665in" svg:height="7.9445in" draw:z-index="1"><draw:image xlink:href="Pictures/10000000000001F80000035A81305C061411D6EC.png" xlink:type="simple" xlink:show="embed" xlink:actuate="onLoad" draw:mime-type="image/png"/></draw:frame>Sample Outpu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3:06:09.046315693</meta:creation-date>
    <dc:date>2021-04-14T13:15:12.492855543</dc:date>
    <meta:editing-duration>PT9M3S</meta:editing-duration>
    <meta:editing-cycles>2</meta:editing-cycles>
    <meta:generator>LibreOffice/7.1.2.2$Linux_X86_64 LibreOffice_project/10$Build-2</meta:generator>
    <meta:document-statistic meta:table-count="0" meta:image-count="2" meta:object-count="0" meta:page-count="2" meta:paragraph-count="4" meta:word-count="7" meta:character-count="41" meta:non-whitespace-character-count="38"/>
  </office:meta>
</office:document-meta>
</file>